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aderFactory.createXMLReader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aderFactory.loadClass( ClassLoader loader ,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ReaderFactory.XMLRea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ReaderFactory.createXMLReader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